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5.21cm" style:use-optimal-column-width="false"/>
    </style:style>
    <style:style style:name="co2" style:family="table-column">
      <style:table-column-properties style:column-width="7.637cm" style:use-optimal-column-width="false"/>
    </style:style>
    <style:style style:name="co3" style:family="table-column">
      <style:table-column-properties style:column-width="5.212cm" style:use-optimal-column-width="false"/>
    </style:style>
    <style:style style:name="ro1" style:family="table-row">
      <style:table-row-properties style:row-height="0.807cm"/>
    </style:style>
    <style:style style:name="ro2" style:family="table-row">
      <style:table-row-properties style:row-height="0.957cm"/>
    </style:style>
    <style:style style:name="ro3" style:family="table-row">
      <style:table-row-properties style:row-height="0.833cm"/>
    </style:style>
    <style:style style:name="ro4" style:family="table-row">
      <style:table-row-properties style:row-height="0.933cm"/>
    </style:style>
    <style:style style:name="ro5" style:family="table-row">
      <style:table-row-properties style:row-height="0.883cm"/>
    </style:style>
    <style:style style:name="ro6" style:family="table-row">
      <style:table-row-properties style:row-height="0.991cm"/>
    </style:style>
    <style:style style:name="ro7" style:family="table-row">
      <style:table-row-properties style:row-height="1.278cm"/>
    </style:style>
    <style:style style:name="ce1" style:family="table-cell">
      <style:graphic-properties style:repeat="repeat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justify" fo:border="0.03pt solid #000000"/>
      <style:text-properties style:font-name="Courier 10 Pitch1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justify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0.889cm" svg:x="5.989cm" svg:y="1.91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5.209cm" svg:height="1.763cm" svg:x="11.231cm" svg:y="1.5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onent</text:span></text:p>
              </table:table-cell>
            </table:table-row>
            <table:table-row table:style-name="ro2">
              <table:table-cell table:style-name="ce2">
                <text:p text:style-name="P3"><text:span text:style-name="T2">accept(Visitor v)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1" draw:layer="layout" draw:type="lines" svg:x1="8.021cm" svg:y1="2.36cm" svg:x2="11.231cm" svg:y2="2.389cm" draw:start-shape="id1" draw:start-glue-point="1" draw:end-shape="id2" draw:end-glue-point="3" svg:d="M8021 2360h501l2208 29h501" svg:viewBox="0 0 3211 30">
          <text:p/>
        </draw:connector>
        <draw:frame draw:style-name="standard" xml:id="id6" draw:id="id6" draw:layer="layout" svg:width="7.636cm" svg:height="2.075cm" svg:x="10.438cm" svg:y="9.06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Visitor</text:span></text:p>
              </table:table-cell>
            </table:table-row>
            <table:table-row table:style-name="ro4">
              <table:table-cell table:style-name="ce2">
                <text:p text:style-name="P3"><text:span text:style-name="T2">visit(ConcreteComponentA c)</text:span></text:p>
                <text:p text:style-name="P3"><text:span text:style-name="T2">visit(ConcreteComponentB c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5.211cm" svg:height="1.873cm" svg:x="7.23cm" svg:y="5.73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oncreteComponentA</text:span></text:p>
              </table:table-cell>
            </table:table-row>
            <table:table-row table:style-name="ro6">
              <table:table-cell table:style-name="ce2">
                <text:p text:style-name="P3"><text:span text:style-name="T2">accept(Visitor v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5" draw:id="id5" draw:layer="layout" svg:width="5.211cm" svg:height="1.873cm" svg:x="14.707cm" svg:y="5.72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oncreteComponentB</text:span></text:p>
              </table:table-cell>
            </table:table-row>
            <table:table-row table:style-name="ro6">
              <table:table-cell table:style-name="ce2">
                <text:p text:style-name="P3"><text:span text:style-name="T2">accept(Visitor v)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3" draw:text-style-name="P1" xml:id="id4" draw:id="id4" draw:layer="layout" svg:x1="13.834cm" svg:y1="5.204cm" svg:x2="13.835cm" svg:y2="3.271cm" draw:end-shape="id2" draw:end-glue-point="2" svg:d="M13834 5204v-715h1v-1218" svg:viewBox="0 0 2 1934">
          <text:p/>
        </draw:connector>
        <draw:connector draw:style-name="gr4" draw:text-style-name="P1" draw:layer="layout" svg:x1="9.835cm" svg:y1="5.731cm" svg:x2="13.834cm" svg:y2="5.204cm" draw:start-shape="id3" draw:start-glue-point="0" draw:end-shape="id4" draw:end-glue-point="2" svg:d="M9835 5731v-527h3999" svg:viewBox="0 0 4000 528">
          <text:p/>
        </draw:connector>
        <draw:connector draw:style-name="gr4" draw:text-style-name="P1" draw:layer="layout" svg:x1="17.312cm" svg:y1="5.723cm" svg:x2="13.834cm" svg:y2="5.204cm" draw:start-shape="id5" draw:start-glue-point="0" draw:end-shape="id4" draw:end-glue-point="2" svg:d="M17312 5723v-519h-3478" svg:viewBox="0 0 3479 520">
          <text:p/>
        </draw:connector>
        <draw:frame draw:style-name="standard" xml:id="id9" draw:id="id9" draw:layer="layout" svg:width="7.636cm" svg:height="2.075cm" svg:x="2.027cm" svg:y="13.50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ConcreteVisitor1</text:span></text:p>
              </table:table-cell>
            </table:table-row>
            <table:table-row table:style-name="ro4">
              <table:table-cell table:style-name="ce2">
                <text:p text:style-name="P3"><text:span text:style-name="T2">visit(ConcreteComponentA c)</text:span></text:p>
                <text:p text:style-name="P3"><text:span text:style-name="T2">visit(ConcreteComponentB c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7" draw:id="id7" draw:layer="layout" svg:width="7.636cm" svg:height="2.075cm" svg:x="10.448cm" svg:y="13.4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ConcreteVisitor2</text:span></text:p>
              </table:table-cell>
            </table:table-row>
            <table:table-row table:style-name="ro4">
              <table:table-cell table:style-name="ce2">
                <text:p text:style-name="P3"><text:span text:style-name="T2">visit(ConcreteComponentA c)</text:span></text:p>
                <text:p text:style-name="P3"><text:span text:style-name="T2">visit(ConcreteComponentB c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7.636cm" svg:height="2.11cm" svg:x="18.549cm" svg:y="13.4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ConcreteVisitor3</text:span></text:p>
              </table:table-cell>
            </table:table-row>
            <table:table-row table:style-name="ro7">
              <table:table-cell table:style-name="ce2">
                <text:p text:style-name="P3"><text:span text:style-name="T2">visit(ConcreteComponentA c)</text:span></text:p>
                <text:p text:style-name="P3"><text:span text:style-name="T2">visit(ConcreteComponentB c)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3" draw:text-style-name="P1" xml:id="id8" draw:id="id8" draw:layer="layout" draw:type="line" svg:x1="14.277cm" svg:y1="12.425cm" svg:x2="14.256cm" svg:y2="11.144cm" draw:end-shape="id6" draw:end-glue-point="2" svg:d="M14277 12425l-21-1281" svg:viewBox="0 0 22 1282">
          <text:p/>
        </draw:connector>
        <draw:connector draw:style-name="gr4" draw:text-style-name="P1" xml:id="id11" draw:id="id11" draw:layer="layout" svg:x1="14.266cm" svg:y1="13.48cm" svg:x2="14.277cm" svg:y2="12.425cm" draw:start-shape="id7" draw:start-glue-point="0" draw:end-shape="id8" draw:end-glue-point="2" svg:d="M14266 13480v-527h11v-528" svg:viewBox="0 0 12 1056">
          <text:p/>
        </draw:connector>
        <draw:connector draw:style-name="gr4" draw:text-style-name="P1" draw:layer="layout" svg:x1="5.845cm" svg:y1="13.507cm" svg:x2="14.277cm" svg:y2="12.425cm" draw:start-shape="id9" draw:start-glue-point="0" draw:end-shape="id8" draw:end-glue-point="2" svg:d="M5845 13507v-541h8432v-541" svg:viewBox="0 0 8433 1083">
          <text:p/>
        </draw:connector>
        <draw:connector draw:style-name="gr4" draw:text-style-name="P1" draw:layer="layout" svg:x1="22.367cm" svg:y1="13.48cm" svg:x2="14.271cm" svg:y2="12.953cm" draw:start-shape="id10" draw:start-glue-point="0" draw:end-shape="id11" draw:end-glue-point="0" svg:d="M22367 13480v-527h-8096" svg:viewBox="0 0 8097 5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3000 3000" svg:d="M1500 0l1500 3000h-3000zM1500 447l-1176 2353h2353z"/>
    <draw:marker draw:name="Arrowheads_20_4" draw:display-name="Arrowheads 4" svg:viewBox="0 0 3000 3000" svg:d="M1500 0l1500 2789v211h-114l-1286-2392v2392h-200v-2392l-1286 2392h-114v-211z"/>
    <draw:marker draw:name="Arrowheads_20_5" draw:display-name="Arrowheads 5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h </meta:initial-creator>
    <meta:creation-date>2015-12-20T10:13:51.537305476</meta:creation-date>
    <dc:date>2015-12-20T15:03:52.743857391</dc:date>
    <dc:creator>khanh </dc:creator>
    <meta:editing-duration>PT2H54M47S</meta:editing-duration>
    <meta:editing-cycles>4</meta:editing-cycles>
    <meta:generator>LibreOffice/4.2.6.3$Linux_X86_64 LibreOffice_project/420$Build-3</meta:generator>
    <meta:document-statistic meta:object-count="16"/>
  </office:meta>
</office:document-meta>
</file>